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POSICAO</text:p>
          </table:table-cell>
          <table:table-cell table:style-name="ce1" office:value-type="string" calcext:value-type="string">
            <text:p>REFERENCIA</text:p>
          </table:table-cell>
        </table:table-row>
        <table:table-row table:style-name="ro1">
          <table:table-cell office:value-type="float" office:value="1063250" calcext:value-type="float">
            <text:p>1063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821" calcext:value-type="float">
            <text:p>10898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8119" calcext:value-type="float">
            <text:p>10681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3183" calcext:value-type="float">
            <text:p>109318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66738" calcext:value-type="float">
            <text:p>106673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96588" calcext:value-type="float">
            <text:p>10965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60683" calcext:value-type="float">
            <text:p>106068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077138" calcext:value-type="float">
            <text:p>10771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96668" calcext:value-type="float">
            <text:p>109666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03024" calcext:value-type="float">
            <text:p>1103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87427" calcext:value-type="float">
            <text:p>10874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64620" calcext:value-type="float">
            <text:p>10646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60304" calcext:value-type="float">
            <text:p>106030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pogeu Dgr Po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1776" calcext:value-type="float">
            <text:p>61776</text:p>
          </table:table-cell>
        </table:table-row>
        <table:table-row table:style-name="ro1">
          <table:table-cell office:value-type="float" office:value="1120221" calcext:value-type="float">
            <text:p>1120221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1063410" calcext:value-type="float">
            <text:p>1063410</text:p>
          </table:table-cell>
          <table:table-cell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064726" calcext:value-type="float">
            <text:p>1064726</text:p>
          </table:table-cell>
          <table:table-cell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1061135" calcext:value-type="float">
            <text:p>1061135</text:p>
          </table:table-cell>
          <table:table-cell office:value-type="float" office:value="18" calcext:value-type="float">
            <text:p>18</text:p>
          </table:table-cell>
          <table:table-cell table:style-name="ce1"/>
        </table:table-row>
        <table:table-row table:style-name="ro1">
          <table:table-cell office:value-type="float" office:value="1064176" calcext:value-type="float">
            <text:p>1064176</text:p>
          </table:table-cell>
          <table:table-cell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1062229" calcext:value-type="float">
            <text:p>1062229</text:p>
          </table:table-cell>
          <table:table-cell office:value-type="float" office:value="20" calcext:value-type="float">
            <text:p>20</text:p>
          </table:table-cell>
          <table:table-cell table:style-name="ce1"/>
        </table:table-row>
        <table:table-row table:style-name="ro1">
          <table:table-cell office:value-type="float" office:value="1064946" calcext:value-type="float">
            <text:p>1064946</text:p>
          </table:table-cell>
          <table:table-cell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string" calcext:value-type="string">
            <text:p>s/codigo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5008766" calcext:value-type="float">
            <text:p>5008766</text:p>
          </table:table-cell>
        </table:table-row>
        <table:table-row table:style-name="ro1">
          <table:table-cell office:value-type="float" office:value="1116423" calcext:value-type="float">
            <text:p>111642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5008769" calcext:value-type="float">
            <text:p>5008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7:07:43.07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9T16:51:44.737000000</meta:creation-date>
    <dc:date>2023-09-29T17:08:43.011000000</dc:date>
    <meta:editing-duration>PT3M52S</meta:editing-duration>
    <meta:editing-cycles>3</meta:editing-cycles>
    <meta:generator>LibreOffice/6.0.5.2$Windows_X86_64 LibreOffice_project/54c8cbb85f300ac59db32fe8a675ff7683cd5a16</meta:generator>
    <meta:document-statistic meta:table-count="1" meta:cell-count="52" meta:object-count="0"/>
  </office:meta>
</office:document-meta>
</file>